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しルミィさんが捕らわれているとすれば、
　牢屋みたいな部屋に監禁されてるのかな？）</text:p>
          </table:table-cell>
          <table:table-cell table:number-columns-repeated="1023"/>
        </table:table-row>
        <table:table-row>
          <table:table-cell table:style-name="ce0" office:value-type="string">
            <text:p>（まずはそれっぽい所を探さないと・・・）</text:p>
          </table:table-cell>
          <table:table-cell table:number-columns-repeated="1023"/>
        </table:table-row>
        <table:table-row>
          <table:table-cell table:style-name="ce0" office:value-type="string">
            <text:p>盗賊
「よーしよしよし！　今、その狭い檻から
　出してやるぞ～♪」</text:p>
          </table:table-cell>
          <table:table-cell table:number-columns-repeated="1023"/>
        </table:table-row>
        <table:table-row>
          <table:table-cell table:style-name="ce0" office:value-type="string">
            <text:p>（・・・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いいね～！　スピアたんは今日も鋭いね～♪」</text:p>
          </table:table-cell>
          <table:table-cell table:number-columns-repeated="1023"/>
        </table:table-row>
        <table:table-row>
          <table:table-cell table:style-name="ce0" office:value-type="string">
            <text:p>盗賊
「お！　サーベルたんのその曲線美！！　最高
　だよ～♪」</text:p>
          </table:table-cell>
          <table:table-cell table:number-columns-repeated="1023"/>
        </table:table-row>
        <table:table-row>
          <table:table-cell table:style-name="ce0" office:value-type="string">
            <text:p>盗賊
「今日もおじさんが、綺麗に研いであげるから
　ね～♪」</text:p>
          </table:table-cell>
          <table:table-cell table:number-columns-repeated="1023"/>
        </table:table-row>
        <table:table-row>
          <table:table-cell table:style-name="ce0" office:value-type="string">
            <text:p>（た、ただの刃物マニアさん・・・）</text:p>
          </table:table-cell>
          <table:table-cell table:number-columns-repeated="1023"/>
        </table:table-row>
        <table:table-row>
          <table:table-cell table:style-name="ce0" office:value-type="string">
            <text:p>盗賊
「なんだお前、まーた刃物を研いでんのかよ！」</text:p>
          </table:table-cell>
          <table:table-cell table:number-columns-repeated="1023"/>
        </table:table-row>
        <table:table-row>
          <table:table-cell table:style-name="ce0" office:value-type="string">
            <text:p>盗賊
「前にも言っただろ？　時代は近接武器じゃ
　ない。　　飛び道具なんだってな！」</text:p>
          </table:table-cell>
          <table:table-cell table:number-columns-repeated="1023"/>
        </table:table-row>
        <table:table-row>
          <table:table-cell table:style-name="ce0" office:value-type="string">
            <text:p>近接武器派
「て、てめえ！　また俺のハニー達を笑いものに
　しようってのか！！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ああそうさ！　何しろ、相手に近づかなきゃ
　威力を発揮できない時代錯誤の旧式
　なんだからよ！」</text:p>
          </table:table-cell>
          <table:table-cell table:number-columns-repeated="1023"/>
        </table:table-row>
        <table:table-row>
          <table:table-cell table:style-name="ce0" office:value-type="string">
            <text:p>近接武器派
「馬鹿野郎！！　敵の懐に飛び込んでからが
　男の戦いだぜ！？」</text:p>
          </table:table-cell>
          <table:table-cell table:number-columns-repeated="1023"/>
        </table:table-row>
        <table:table-row>
          <table:table-cell table:style-name="ce0" office:value-type="string">
            <text:p>近接武器派
「弓や鉄砲みたいな飛び道具なんて、ただの
　腰ぬけのオモチャだろうが！！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はああ！？　威力を一点に集中して敵の
　急所を貫く飛び道具の、どこがオモチャだって
　言うんだコラァ！！」</text:p>
          </table:table-cell>
          <table:table-cell table:number-columns-repeated="1023"/>
        </table:table-row>
        <table:table-row>
          <table:table-cell table:style-name="ce0" office:value-type="string">
            <text:p>（ひいぃ！　なんか怖い喧嘩が始まっちゃった
　よおぉ・・・！！）</text:p>
          </table:table-cell>
          <table:table-cell table:number-columns-repeated="1023"/>
        </table:table-row>
        <table:table-row>
          <table:table-cell table:style-name="ce0" office:value-type="string">
            <text:p>近接武器派
「そもそも戦闘というのは、互いの視線や呼吸を
　感じとって、刹那の駆け引きを・・・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戦闘に重要なのは、いかにこちらの戦力を
　温存した状態で敵の戦力を削るかで
　あって・・・」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）</text:p>
          </table:table-cell>
          <table:table-cell table:number-columns-repeated="1023"/>
        </table:table-row>
        <table:table-row>
          <table:table-cell table:style-name="ce0" office:value-type="string">
            <text:p>（お互い情熱をぶつけ合うのはいいけど、
　そこでやられると、ここから動けないよ・・・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）</text:p>
          </table:table-cell>
          <table:table-cell table:number-columns-repeated="1023"/>
        </table:table-row>
        <table:table-row>
          <table:table-cell table:style-name="ce0" office:value-type="string">
            <text:p>（お手洗い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、こうやってじっとしてると・・・余計に、尿意が
　・・・）</text:p>
          </table:table-cell>
          <table:table-cell table:number-columns-repeated="1023"/>
        </table:table-row>
        <table:table-row>
          <table:table-cell table:style-name="ce0" office:value-type="string">
            <text:p>（あんまり長くは・・・我慢できない・・・かもっ）</text:p>
          </table:table-cell>
          <table:table-cell table:number-columns-repeated="1023"/>
        </table:table-row>
        <table:table-row>
          <table:table-cell table:style-name="ce0" office:value-type="string">
            <text:p>近接武器派
「あ、やべ！　もう盗賊会議の時間じゃ
　ねえか！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ほ、ほんとだ！　急がねえと仮団長に
　ぶん殴られるぞ！！」</text:p>
          </table:table-cell>
          <table:table-cell table:number-columns-repeated="1023"/>
        </table:table-row>
        <table:table-row>
          <table:table-cell table:style-name="ce0" office:value-type="string">
            <text:p>（よ、よかった・・・！　やっと行ってくれた・・・）</text:p>
          </table:table-cell>
          <table:table-cell table:number-columns-repeated="1023"/>
        </table:table-row>
        <table:table-row>
          <table:table-cell table:style-name="ce0" office:value-type="string">
            <text:p>（はやく・・・ルミィさんを、見つけないと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